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60pt"/>
    </style:style>
    <style:style style:name="P2" style:family="paragraph">
      <style:paragraph-properties fo:margin-left="0cm" fo:margin-right="0cm" fo:text-indent="0cm"/>
      <style:text-properties fo:color="#ffffff" fo:font-size="60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Otwórz me oczy,</text:span><text:span text:style-name="T1"><text:line-break/></text:span><text:span text:style-name="T1">chcę widzieć Jezusa,</text:span><text:span text:style-name="T1"><text:line-break/></text:span><text:span text:style-name="T1">I być bliżej Niego</text:span><text:span text:style-name="T1"><text:line-break/></text:span><text:span text:style-name="T1">i kochać goręcej,</text:span><text:span text:style-name="T1"><text:line-break/></text:span><text:span text:style-name="T1">Otwórz me uszy</text:span><text:span text:style-name="T1"><text:line-break/></text:span><text:span text:style-name="T1">i naucz mnie słuchać,</text:span><text:span text:style-name="T1"><text:line-break/></text:span><text:span text:style-name="T1">Otwórz me oczy,</text:span><text:span text:style-name="T1"><text:line-break/></text:span><text:span text:style-name="T1">chcę widzieć Jezus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7:49:45</meta:creation-date>
    <dc:creator>Rafał Talacha</dc:creator>
    <dc:date>2009-01-27T11:55:08</dc:date>
    <dc:language>pl-PL</dc:language>
    <meta:editing-cycles>3</meta:editing-cycles>
    <meta:editing-duration>PT49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